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 Muol Light" svg:font-family="'Khmer OS Muol Light'" style:font-family-generic="roman" style:font-pitch="variable"/>
    <style:font-face style:name="Khmer OS Muol Light1" svg:font-family="'Khmer OS Muol Light'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2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1f9fce"/>
    </style:style>
    <style:style style:name="P3" style:family="paragraph" style:parent-style-name="Heading_20_1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4" style:family="paragraph" style:parent-style-name="Heading_20_3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c20a0"/>
    </style:style>
    <style:style style:name="P6" style:family="paragraph" style:parent-style-name="Standard">
      <style:paragraph-properties fo:text-align="start" style:justify-single-word="false" fo:break-before="page" style:writing-mode="lr-tb"/>
      <style:text-properties officeooo:paragraph-rsid="001c20a0"/>
    </style:style>
    <style:style style:name="P7" style:family="paragraph" style:parent-style-name="Standard">
      <style:paragraph-properties fo:text-align="start" style:justify-single-word="false" style:writing-mode="lr-tb"/>
      <style:text-properties officeooo:paragraph-rsid="001cd0d9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9" style:family="paragraph" style:parent-style-name="Standard">
      <style:paragraph-properties fo:text-align="start" style:justify-single-word="false" style:writing-mode="lr-tb"/>
      <style:text-properties officeooo:paragraph-rsid="0020895e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 style:writing-mode="lr-tb"/>
      <style:text-properties officeooo:paragraph-rsid="001cd0d9"/>
    </style:style>
    <style:style style:name="P11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cdd2b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1f9fc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14" style:family="paragraph" style:parent-style-name="Text_20_body">
      <style:paragraph-properties fo:text-align="start" style:justify-single-word="false" style:writing-mode="lr-tb"/>
      <style:text-properties officeooo:paragraph-rsid="0020895e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paragraph-rsid="0024c817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paragraph-rsid="003b0d5a"/>
    </style:style>
    <style:style style:name="P17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/>
      <style:text-properties officeooo:paragraph-rsid="001cdd2b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>
        <style:tab-stops>
          <style:tab-stop style:position="0.4925in"/>
        </style:tab-stops>
      </style:paragraph-properties>
      <style:text-properties officeooo:paragraph-rsid="001cdd2b"/>
    </style:style>
    <style:style style:name="P19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0895e"/>
    </style:style>
    <style:style style:name="P20" style:family="paragraph" style:parent-style-name="Text_20_body">
      <style:paragraph-properties fo:margin-left="0in" fo:margin-right="0in" fo:margin-top="0in" fo:margin-bottom="0.0972in" style:contextual-spacing="false" fo:line-height="115%" fo:text-align="start" style:justify-single-word="false" fo:text-indent="0in" style:auto-text-indent="false" style:writing-mode="lr-tb">
        <style:tab-stops>
          <style:tab-stop style:position="0.9846in"/>
        </style:tab-stops>
      </style:paragraph-properties>
      <style:text-properties officeooo:paragraph-rsid="002111a7"/>
    </style:style>
    <style:style style:name="P21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0895e"/>
    </style:style>
    <style:style style:name="P2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111a7"/>
    </style:style>
    <style:style style:name="P23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officeooo:paragraph-rsid="00222e78"/>
    </style:style>
    <style:style style:name="T1" style:family="text">
      <style:text-properties style:font-name="Khmer OS Muol Light" fo:font-size="12pt" fo:font-weight="normal" style:font-size-asian="12pt" style:font-weight-asian="normal" style:font-name-complex="Khmer OS Muol Light1" style:font-size-complex="12pt" style:font-weight-complex="normal"/>
    </style:style>
    <style:style style:name="T2" style:family="text">
      <style:text-properties style:font-name="Khmer OS Muol Light" fo:font-size="12pt" fo:font-weight="normal" officeooo:rsid="002dd6dd" style:font-size-asian="12pt" style:font-weight-asian="normal" style:font-name-complex="Khmer OS Muol Light1" style:font-size-complex="12pt" style:font-weight-complex="normal"/>
    </style:style>
    <style:style style:name="T3" style:family="text">
      <style:text-properties style:font-name="Khmer OS Muol Light" fo:font-size="14pt" fo:font-weight="normal" style:font-size-asian="14pt" style:font-weight-asian="normal" style:font-name-complex="Khmer OS Muol Light1" style:font-size-complex="14pt" style:font-weight-complex="normal"/>
    </style:style>
    <style:style style:name="T4" style:family="text">
      <style:text-properties style:font-name="Khmer OS Siemreap" fo:font-size="12pt" fo:font-weight="normal" style:font-size-asian="12pt" style:font-weight-asian="normal" style:font-name-complex="Khmer OS Siemreap1" style:font-size-complex="12pt" style:font-weight-complex="normal"/>
    </style:style>
    <style:style style:name="T5" style:family="text">
      <style:text-properties style:font-name="Khmer OS Siemreap" fo:font-size="12pt" fo:font-weight="normal" officeooo:rsid="002ca1bb" style:font-size-asian="12pt" style:font-weight-asian="normal" style:font-name-complex="Khmer OS Siemreap1" style:font-size-complex="12pt" style:font-weight-complex="normal"/>
    </style:style>
    <style:style style:name="T6" style:family="text">
      <style:text-properties style:font-name="Khmer OS Siemreap" fo:font-size="12pt" fo:font-weight="normal" officeooo:rsid="0038daaf" style:font-size-asian="12pt" style:font-weight-asian="normal" style:font-name-complex="Khmer OS Siemreap1" style:font-size-complex="12pt" style:font-weight-complex="normal"/>
    </style:style>
    <style:style style:name="T7" style:family="text">
      <style:text-properties style:font-name="Khmer OS Siemreap" fo:font-size="12pt" fo:font-weight="normal" officeooo:rsid="0039af00" style:font-size-asian="12pt" style:font-weight-asian="normal" style:font-name-complex="Khmer OS Siemreap1" style:font-size-complex="12pt" style:font-weight-complex="normal"/>
    </style:style>
    <style:style style:name="T8" style:family="text">
      <style:text-properties style:font-name="Khmer OS Siemreap" fo:font-size="12pt" fo:font-weight="normal" style:font-size-asian="12pt" style:font-weight-asian="normal" style:font-name-complex="Khmer OS Siemreap1" style:font-size-complex="12pt" style:language-complex="km" style:country-complex="KH" style:font-weight-complex="normal"/>
    </style:style>
    <style:style style:name="T9" style:family="text">
      <style:text-properties style:font-name="Khmer OS Siemreap" fo:font-size="12pt" fo:font-weight="bold" style:font-size-asian="12pt" style:font-weight-asian="bold" style:font-name-complex="Khmer OS Siemreap1" style:font-size-complex="12pt" style:font-weight-complex="bold"/>
    </style:style>
    <style:style style:name="T10" style:family="text">
      <style:text-properties style:font-name="Khmer OS Siemreap" fo:font-size="12pt" style:font-size-asian="12pt" style:font-name-complex="Khmer OS Siemreap1" style:font-size-complex="12pt"/>
    </style:style>
    <style:style style:name="T11" style:family="text">
      <style:text-properties style:font-name="Khmer OS Siemreap" fo:font-size="12pt" officeooo:rsid="003b0d5a" style:font-size-asian="12pt" style:font-name-complex="Khmer OS Siemreap1" style:font-size-complex="12pt"/>
    </style:style>
    <style:style style:name="T12" style:family="text">
      <style:text-properties style:font-name="Khmer OS Siemreap" fo:font-size="12pt" officeooo:rsid="003ca2b2" style:font-size-asian="12pt" style:font-name-complex="Khmer OS Siemreap1" style:font-size-complex="12pt"/>
    </style:style>
    <style:style style:name="T13" style:family="text">
      <style:text-properties style:font-name="Khmer OS Siemreap" fo:font-size="12pt" officeooo:rsid="003e8f22" style:font-size-asian="12pt" style:font-name-complex="Khmer OS Siemreap1" style:font-size-complex="12pt"/>
    </style:style>
    <style:style style:name="T14" style:family="text">
      <style:text-properties style:font-name="Khmer OS Siemreap" fo:font-size="12pt" officeooo:rsid="003ed6c8" style:font-size-asian="12pt" style:font-name-complex="Khmer OS Siemreap1" style:font-size-complex="12pt"/>
    </style:style>
    <style:style style:name="T15" style:family="text">
      <style:text-properties style:font-name="Khmer OS Siemreap" fo:font-size="12pt" officeooo:rsid="00413861" style:font-size-asian="12pt" style:font-name-complex="Khmer OS Siemreap1" style:font-size-complex="12pt"/>
    </style:style>
    <style:style style:name="T16" style:family="text">
      <style:text-properties style:font-name="Khmer OS Siemreap" fo:font-size="12pt" officeooo:rsid="00422392" style:font-size-asian="12pt" style:font-name-complex="Khmer OS Siemreap1" style:font-size-complex="12pt"/>
    </style:style>
    <style:style style:name="T17" style:family="text">
      <style:text-properties style:font-name="Khmer OS Siemreap" fo:font-size="12pt" style:text-underline-style="solid" style:text-underline-width="auto" style:text-underline-color="font-color" style:font-size-asian="12pt" style:font-name-complex="Khmer OS Siemreap1" style:font-size-complex="12pt"/>
    </style:style>
    <style:style style:name="T18" style:family="text">
      <style:text-properties fo:color="#111111" loext:opacity="100%" style:text-position="0% 100%" style:font-name="Khmer OS Siemreap" fo:font-size="12pt" fo:font-weight="bold" style:font-size-asian="12pt" style:font-weight-asian="bold" style:font-name-complex="Khmer OS Siemreap1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1. ប្រពៃណីទាក់ទងនឹងកំណើត</text:span></text:p>
      <text:p text:style-name="P5"><text:span text:style-name="T1">1.1. ប្រពៃណីនឺងទម្លាមទម្លាប់នៅពេល​បុរាណ</text:span></text:p>
      <text:p text:style-name="P5"><text:span text:style-name="T4"><text:s text:c="6"/>នៅពេលបុរាណ​​ គេតែងតែមានទម្លាមទម្លាប់មួយចំនួនទាំងមុនពេលសម្រាល​និង​ក្រោយ​ពេល​សម្រាល។</text:span></text:p>
      <text:p text:style-name="P5"><text:span text:style-name="T1">1.1.1. មុនពេលសម្រាល</text:span></text:p>
      <text:p text:style-name="P5"><text:span text:style-name="T4"><text:s text:c="6"/>កាលសម័យនោះវិទ្យាសាត្រ្តមិនទាន់ជឿនលៀន កាលសម្រាលកូនមានភាពលំបាកណាស់ ទើបគេហៅចា ឆ្លងទន្លេ។</text:span></text:p>
      <text:p text:style-name="P5"><text:span text:style-name="T4"><text:s text:c="6"/>កាលដែលស្ត្រីជាម្តាយ ដឺ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:គ្រប់ នឹងឲកូនជាប់ក្នុងផ្ទៃម្តាយដល់ ថ្ងៃប្រសូត្រ។</text:span></text:p>
      <text:p text:style-name="P5"><text:span text:style-name="T1">1.1.2. ត្រណមផ្សេងៗ</text:span></text:p>
      <text:p text:style-name="P5"><text:span text:style-name="T4">-មិនបរិភោគអាហារមានជាតិហឺរ</text:span></text:p>
      <text:p text:style-name="P5"><text:span text:style-name="T4">-មិនឈោងយកអ្វីដែរខ្ពស់</text:span></text:p>
      <text:p text:style-name="P5"><text:span text:style-name="T4">-មិនស្លៀកពាក់តឺង</text:span></text:p>
      <text:p text:style-name="P5"><text:span text:style-name="T4">-មិនបរិភោគបបរ</text:span></text:p>
      <text:p text:style-name="P5"><text:span text:style-name="T4">-កុំ ដេកថ្ងៃ កុំងូតទឹកយប់</text:span></text:p>
      <text:p text:style-name="P5"><text:span text:style-name="T4">-កុំដេកដំអក រហ័សរហួន</text:span></text:p>
      <text:p text:style-name="P5"><text:span text:style-name="T4">-កុំទៅសូរសុខទុក្ខអ្នកដែលកើតកូនពិបាក</text:span></text:p>
      <text:p text:style-name="P5"><text:span text:style-name="T1">1.1.3. ពេលសម្រាល</text:span><text:span text:style-name="T9"><text:line-break/></text:span><text:span text:style-name="T4"> <text:s text:c="5"/>ប្តី បងប្អូនត្រូវរត់ទៅតាមយាយម៉ប នៅក្នុងភូមិ។ នៅតំបន់ខ្លះ គេរៀបចំវីធីបួងសួង។</text:span></text:p>
      <text:p text:style-name="P5"><text:span text:style-name="T1">1.1.4. ក្រោយពេលសម្រាល</text:span></text:p>
      <text:p text:style-name="P5"><text:span text:style-name="T4">-ស្ត្រីជាម្តាយនិយមអាំងភ្លើង៣ថ្ងៃទៅមួយអាទិត្យ</text:span></text:p>
      <text:p text:style-name="P5"><text:span text:style-name="T4">-អាចារ្យសូត្រមន្ត គូសខ្វែងលើសរសរ ជួនកាលយកកន្រ្តៃដាក់លើក្បាលដំណេកកូន</text:span></text:p>
      <text:p text:style-name="P5"><text:span text:style-name="T4">-មិនឲអ្នកអាំងភ្លើងនិយាយឆ្លើយឆ្លង</text:span></text:p>
      <text:p text:style-name="P5"><text:span text:style-name="T4">-បន់ឲជួយការពារម្តាយនិងកូនខ្ចី</text:span></text:p>
      <text:p text:style-name="P5"><text:span text:style-name="T4">-ប្តីយកសុកទៅកប់ </text:span><text:bookmark text:name="tw-target-text3"/><text:span text:style-name="T8">ឬ</text:span><text:span text:style-name="T4">ដុតចោល</text:span></text:p>
      <text:p text:style-name="P5"><text:span text:style-name="T4">-ស្រ្តីផឺកថ្នាំខ្មែរ នឹង ធ្ពុង</text:span></text:p>
      <text:p text:style-name="P5"><text:span text:style-name="T4">ពេលទារកកើតបាន៧ថ្ងៃ <text:s/>គេធ្វើពិធីកាត់សក់បង្កក់ធ្មប:</text:span></text:p>
      <text:p text:style-name="P5"><text:span text:style-name="T4">-ឪពុក និង ម្តាយ រៀបចំរណ្តាប់សងគុណដល់ធ្មប</text:span></text:p>
      <text:p text:style-name="P5"><text:span text:style-name="T4">-គេដាក់ទារកលើពូកតូចៗ ចំកណ្តាលផ្ទះបែរ ក្បាលទៅខាងកើត នៅចុងជើងគេរៀបចំម្ហូប សម្លៀកបំពាក់ ផងដែរ</text:span></text:p>
      <text:p text:style-name="P5"><text:span text:style-name="T4">-ធ្មប និង ឪពុក អុច ធូប ទៀន អញ្ចើញ ម្តាយដើម គ្រូបាអាចារ្យមកសោយអាហារ</text:span></text:p>
      <text:p text:style-name="P5"><text:soft-page-break/><text:span text:style-name="T4">-គេប្រារព្ធពីធី បើកភ្នែក កាត់សក់ ជញ្ជាត់ព្រលឹង បង្វិលពពិល នឹងបិទពន្លៃលើបង្ហើយទារក</text:span></text:p>
      <text:p text:style-name="P5"><text:span text:style-name="T4"><text:s text:c="6"/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៏ គី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ា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span></text:p>
      <text:p text:style-name="P7"><text:span text:style-name="T1">1.2. ប្រពៃណីនឺងទម្លាមទម្លាប់នៅពេល​បច្ចុបន្ន</text:span></text:p>
      <text:h text:style-name="P1" text:outline-level="1"><text:span text:style-name="T1">1.2.1. ការសម្រាល ៣ ដំណាក់កាល </text:span></text:h>
      <text:p text:style-name="P10"><text:span text:style-name="T4"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</text:span></text:p>
      <text:h text:style-name="P4" text:outline-level="3"><text:span text:style-name="T1">1.2.1.1 ដំណាក់​កាល​ដំបូង</text:span></text:h>
      <text:p text:style-name="P8"><text:span text:style-name="T4"><text:s text:c="6"/>ការ​កន្ត្រាក់​ស្បូន​តែង​មាន​រយៈពេល​ចន្លោះ​ពី</text:span><text:span text:style-name="Strong_20_Emphasis"><text:span text:style-name="T10"> </text:span></text:span><text:span text:style-name="Strong_20_Emphasis"><text:span text:style-name="T4">៣០-៦០ វិនាទី</text:span></text:span><text:span text:style-name="T4">។ ធម្មតា វា​ចាប់​ផ្ដើម </text:span><text:span text:style-name="Strong_20_Emphasis"><text:span text:style-name="T4">២០ នាទី/ម្ដង</text:span></text:span><text:span text:style-name="T4"> បន្ទាប់​មក ផ្លាស់ប្ដូរ​មក </text:span><text:span text:style-name="Strong_20_Emphasis"><text:span text:style-name="T4">៥ នាទី​/ម្ដង</text:span></text:span><text:span text:style-name="T4">។</text:span></text:p>
      <text:h text:style-name="P4" text:outline-level="3"><text:span text:style-name="T1">1.2.1.2 . ដំណាក់​កាល​ឈឺ​ពោះ​កើត​កូន</text:span></text:h>
      <text:p text:style-name="P10"><text:span text:style-name="T4"><text:s text:c="6"/>ការ​កន្រ្ដាក់​សាច់ដុំ​ស្បូន​មាន​ការ​កើន​ឡើង​កាន់​តែ​ខ្លាំង​ពី​ </text:span><text:span text:style-name="Strong_20_Emphasis"><text:span text:style-name="T4">៤៥-៦០​វិនាទី</text:span></text:span><text:span text:style-name="T4"> និង​ចាប់​ផ្ដើម​ពី</text:span><text:span text:style-name="Strong_20_Emphasis"><text:span text:style-name="T4"> ៣-៥នាទី/​ម្ដង</text:span></text:span><text:span text:style-name="T4">។</text:span></text:p>
      <text:h text:style-name="P4" text:outline-level="3"><text:span text:style-name="T1">1.2.1.3. ដំណាក់​កាល​សម្រាល</text:span></text:h>
      <text:p text:style-name="P10"><text:span text:style-name="T4"><text:s text:c="6"/>ការ​កន្រ្ដាក់​សាច់ដុំ​ស្បូន​រឹតតែ​ខ្លាំង​ពី </text:span><text:span text:style-name="Strong_20_Emphasis"><text:span text:style-name="T4">៦០-៩០ វិនាទី</text:span></text:span><text:span text:style-name="T4"> ចាប់ផ្ដើម​ម្តងៗ​ពី </text:span><text:span text:style-name="Strong_20_Emphasis"><text:span text:style-name="T4">៩០ វិនាទី ទៅ ២ ម៉ោង</text:span></text:span><text:span text:style-name="T4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</text:span></text:p>
      <text:p text:style-name="P17"><text:span text:style-name="Strong_20_Emphasis"><text:span text:style-name="T10">– ស្បូនចាប់ផ្តើមកន្ត្រាក់៖</text:span></text:span><text:span text:style-name="T4"> ករណី​កន្រ្ដាក់ស្បូន ជា​សញ្ញា​ប្រាប់​ពីការ​ឈឺ​ពោះ​សម្រាល</text:span><text:span text:style-name="T6">។</text:span></text:p>
      <text:p text:style-name="P17"><text:span text:style-name="Strong_20_Emphasis"><text:span text:style-name="T10">– បែកទឹកភ្លោះ៖</text:span></text:span><text:span text:style-name="T4"> ពេល​បែក​ទឹកភ្លោះ មាន​ន័យថា ស្រោម​សុកក្នុង​ពោះ​ដាច់រហែក</text:span><text:span text:style-name="T7">។</text:span></text:p>
      <text:p text:style-name="P17"><text:span text:style-name="Internet_20_link"><text:span text:style-name="T18">ជម្រើសក្នុងការសម្រាលកូន</text:span></text:span></text:p>
      <text:p text:style-name="P18"><text:span text:style-name="Strong_20_Emphasis"><text:span text:style-name="T10">-សម្រាលតាមធម្មជាតិ៖</text:span></text:span><text:span text:style-name="T10"> វាជាជម្រើសដ៏ប្រសើរសំរាប់មាតាដែលមានសុខភាពល្អ និងទារកដែលមិនមានលក្ខណៈខុសពីប្រក្រតី</text:span></text:p>
      <text:p text:style-name="P11"><text:soft-page-break/><text:span text:style-name="Strong_20_Emphasis"><text:span text:style-name="T10">-សម្រាលតាមទ្វាមាសដោយការចាក់ថ្នាំបំបាត់ការឈឺចាប់តាម</text:span></text:span><text:span text:style-name="T10"> </text:span><text:span text:style-name="Strong_20_Emphasis"><text:span text:style-name="T10">epidural</text:span></text:span></text:p>
      <text:p text:style-name="P11"><text:span text:style-name="Strong_20_Emphasis"><text:span text:style-name="T10">-សម្រាលដោយការវះកាត់</text:span></text:span></text:p>
      <text:h text:style-name="P2" text:outline-level="1"><text:span text:style-name="Strong_20_Emphasis"><text:span text:style-name="T1">តើ​ការសម្រាលកូន នាពេលបច្ចុប្បន្ន មាន​ជំនួយ​វេជ្ជសាស្ត្រ​ច្រើន​ជ្រុល​មែន​ឬ ?</text:span></text:span></text:h>
      <text:p text:style-name="P12"><text:span text:style-name="Strong_20_Emphasis"><text:span text:style-name="T4"><text:s/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</text:span></text:span></text:p>
      <text:p text:style-name="P13"><text:span text:style-name="Strong_20_Emphasis"><text:span text:style-name="T9">លម្អិតពីការសម្រាលដោយវះកាត់ ទាំងគុណសម្បត្តិនិងផលវិបាក</text:span></text:span></text:p>
      <text:p text:style-name="P9"><text:span text:style-name="T10">+ គុណសម្បត្តិ<text:line-break/>- ល្អសម្រាប់ម៉ាក់ដែលត្រូវការការអន្តរាគមន៍ផ្នែកវេជ្ជសាស្ត្រ </text:span><text:span text:style-name="T12">ហើយ </text:span><text:span text:style-name="T10">ម៉ាក់អាចកំណត់ពីពេលវេលាជាក់លាក់</text:span></text:p>
      <text:p text:style-name="P16"><text:span text:style-name="T10">- ម៉ាក់មានពេលគ្រប់គ្រាន់ក្នុងការត្រៀមទុកមុន </text:span><text:span text:style-name="T11">នឹង</text:span><text:span text:style-name="T10">មិនមានការឈឺចាប់អំឡុងពេលសម្រាល</text:span></text:p>
      <text:p text:style-name="P14"><text:span text:style-name="T10">- ម៉ាក់អាចប្រើថ្នាំបញ្ចុះក្រោយសម្រាលចៀសវាងការឆ្លងជំងឺនានា<text:line-break/>+ គុណវិបត្តិ<text:line-break/>- រាងកាយម៉ាក់ប្រើពេលយូរដើម្បីត្រឡប់ទៅរកភាពដូចដើមមុនសម្រាល </text:span><text:span text:style-name="T13">នឹង</text:span><text:span text:style-name="T10">បាត់បង់ឈាមច្រើន</text:span></text:p>
      <text:p text:style-name="P14"><text:span text:style-name="T10">- ផលវិបាកដល់ការពពោះបន្ទាប់ </text:span><text:span text:style-name="T14">នឹង </text:span><text:span text:style-name="T10">ផលវិបាកពីការវះកាត់</text:span></text:p>
      <text:p text:style-name="P14"><text:span text:style-name="T10">- ប្រព័ន្ធភាពស៊ាំកូនខ្សោយ ប្រឈមបញ្ហាអាល្លែកហ្ស៊ីហើយឆាប់ឈឺថ្កាត់</text:span></text:p>
      <text:p text:style-name="P14"><text:span text:style-name="T10">- ចំណាយប្រាក់កាសច្រើនលើមុខកាំបិតវះកាត់<text:line-break/></text:span><text:span text:style-name="T17">ការសម្រាលដោយធម្មជាតិ</text:span><text:span text:style-name="T10"><text:line-break/>+ គុណសម្បត្តិ<text:line-break/>- ល្អសម្រាប់ម៉ាក់ដែលមានស្ថានភាពសុខភាពល្អ</text:span><text:span text:style-name="T15"> នឹង</text:span><text:span text:style-name="T10">ម៉ាក់ឆាប់ជាសះពីមុខរបួសលឿន</text:span></text:p>
      <text:p text:style-name="P14"><text:span text:style-name="T10">- បាត់បង់ឈាមតិចអំឡុងសម្រាល</text:span></text:p>
      <text:p text:style-name="P14"><text:span text:style-name="T10">- ម៉ាក់មានទឹកដោះច្រើនឲ្យកូនបៅភ្លាមៗក្រោយសម្រាល</text:span></text:p>
      <text:p text:style-name="P14"><text:span text:style-name="T10">- មិនមានហានិភ័យនិងផលវិបាកផ្សេងៗពិការវះកាត់ </text:span><text:span text:style-name="T16">នឹង </text:span><text:span text:style-name="T10">មិនមានបញ្ហា សម្រាប់ការយកកូនបន្ទាប់</text:span></text:p>
      <text:p text:style-name="P14"><text:span text:style-name="T10">- ប្រព័ន្ធការពាររាងកាយនិងភាពធន់របស់ទារកល្អជាងទារកដែលសម្រាលដោយវះកាត់</text:span></text:p>
      <text:p text:style-name="P14"><text:soft-page-break/><text:span text:style-name="T10">- ការចំណាយតិចជាងសម្រាលដោយវះកាត់<text:line-break/>+គុណវិបត្តិ<text:line-break/>-ឈឺពោះយូរហើយអត់ដឹងពេលសម្រាលជាក់លាក់</text:span></text:p>
      <text:p text:style-name="P14"><text:span text:style-name="T10">- ពិបាករៀបចំឲ្យបានស្រួលបួលចំពេលមុនសម្រាល</text:span></text:p>
      <text:p text:style-name="P13"><text:span text:style-name="Strong_20_Emphasis"><text:span text:style-name="T4">– ម៉ាក់ទទួលការឈឺចាប់ខ្លាំងអំឡុងពេលកំពុងសម្រាល</text:span></text:span></text:p>
      <text:h text:style-name="P3" text:outline-level="1"><text:span text:style-name="Strong_20_Emphasis"><text:span text:style-name="T1">1.2.</text:span></text:span><text:span text:style-name="Strong_20_Emphasis"><text:span text:style-name="T2">2. </text:span></text:span><text:span text:style-name="Strong_20_Emphasis"><text:span text:style-name="T1">តើទើប​សម្រាលកូន​រួច​គួរ​ថែរក្សា​សុខភាព​បែប​ណា ?</text:span></text:span></text:h>
      <text:p text:style-name="P19"><text:span text:style-name="Strong_20_Emphasis"><text:span text:style-name="T10">-​មិន​ត្រូវ​ទទួលទាន​គ្រឿង​ស្រវឹង​៖</text:span></text:span><text:span text:style-name="Strong_20_Emphasis"><text:span text:style-name="T4"> <text:s/>មិន​គួរ​ទទួលទាន​គ្រឿង​ស្រវឹង ឬ​ភេសជ្ជៈ​ដែល​មាន​សារធាតុ​ផ្សំ​ពី​អាល់កុល​</text:span></text:span></text:p>
      <text:p text:style-name="P19"><text:span text:style-name="Strong_20_Emphasis"><text:span text:style-name="T10">-​អាហារ​ដែល​មិន​គួរ​ទទួលទាន​សម្រាប់​ស្ត្រី​សម្រាលកូន​រួច​៖</text:span></text:span><text:span text:style-name="Strong_20_Emphasis"><text:span text:style-name="T4"> អាហារ​ផ្អាប់​ទុក​យូរ អាហារ​ស្រស់ ព្រោះ​អាច​ធ្វើ​ឲ្យ​កើត​មាន​បញ្ហា​ឆ្អល់ពោះ​។ </text:span></text:span></text:p>
      <text:p text:style-name="P19"><text:span text:style-name="Strong_20_Emphasis"><text:span text:style-name="T10">-​ថ្នាំបុរាណ​៖</text:span></text:span><text:span text:style-name="Strong_20_Emphasis"><text:span text:style-name="T4"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</text:span></text:span></text:p>
      <text:p text:style-name="P19"><text:span text:style-name="Strong_20_Emphasis"><text:span text:style-name="T10">-​ហាម​ប្រើប្រាស់​ថ្នាំ ៖ </text:span></text:span><text:span text:style-name="Strong_20_Emphasis"><text:span text:style-name="T4">រាល់​ថ្នាំលេប ទាំងឡាយ ដែល​គ្មាន​វេជ្ជបញ្ជា​ត្រឹមត្រូវ​មិន​គួរ​ប្រើប្រាស់​នោះ​ទេ</text:span></text:span></text:p>
      <text:p text:style-name="P21"><text:span text:style-name="Strong_20_Emphasis"><text:span text:style-name="T10">-​ការ​ធ្វើ​លំ​ហាត់ប្រាណ​៖ </text:span></text:span><text:span text:style-name="T10">ស្ត្រី​មិន​គួរ​ធ្វើ​លំ​ហាត់ប្រាណ​ខ្លាំង​ពេក​ទេ​</text:span></text:p>
      <text:p text:style-name="P19"><text:span text:style-name="Strong_20_Emphasis"><text:span text:style-name="T10">-​មិន​គួរ​លើក​វត្ថុ​ធ្ងន់​៖</text:span></text:span><text:span text:style-name="Strong_20_Emphasis"><text:span text:style-name="T4"> រាល់​ការងារ​ដែល​ប្រើ​កម្លាំង​ខ្លាំង ស្ត្រី​គួរ​ចៀសវៀង</text:span></text:span></text:p>
      <text:p text:style-name="P20"><text:span text:style-name="Strong_20_Emphasis"><text:span text:style-name="T9">វិធី​សាស្ត្រ​៥យ៉ាង​ជួយ​ស្ត្រី​ឱ្យ​សម្រាល​កូន​ដោយ​ងាយ​ស្រួល និង​សុវត្ថិភាព</text:span></text:span></text:p>
      <text:p text:style-name="P20"><text:span text:style-name="Strong_20_Emphasis"><text:span text:style-name="T4">១. កម្លាំង​ចិត្ត</text:span></text:span></text:p>
      <text:p text:style-name="P22"><text:span text:style-name="Strong_20_Emphasis"><text:span text:style-name="T4">២. ពេល​ស្បូន​បើក: នៅ​ពេល​ស្បូន​ចាប់​ផ្ដើម​បើក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</text:span></text:span></text:p>
      <text:p text:style-name="P23"><text:span text:style-name="Strong_20_Emphasis"><text:span text:style-name="T4">៣. ទឹក​ភ្លោះ: 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</text:span></text:span></text:p>
      <text:p text:style-name="P15"><text:span text:style-name="Strong_20_Emphasis"><text:span text:style-name="T4">៤. ការ​បន្ធូរ​ការ​ឈឺចាប់: ការ​ដក​ដង្ហើម​វែងៗ ឬ​ឱ្យ​ស្វាមី​ ឬ​សមាជិក​គ្រួសារ​ម៉ាស្សា​ថ្នមៗ​។</text:span></text:span></text:p>
      <text:p text:style-name="P15"><text:span text:style-name="Strong_20_Emphasis"><text:span text:style-name="T4">៥. មុន​ពេល​ឡើង​គ្រែ​សម្រាល: 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 Muol Light" svg:font-family="'Khmer OS Muol Light'" style:font-family-generic="roman" style:font-pitch="variable"/>
    <style:font-face style:name="Khmer OS Muol Light1" svg:font-family="'Khmer OS Muol Light'" style:font-family-generic="system" style:font-pitch="variable"/>
    <style:font-face style:name="Khmer OS Siemreap" svg:font-family="'Khmer OS Siemreap'" style:font-family-generic="roman" style:font-pitch="variable"/>
    <style:font-face style:name="Khmer OS Siemreap1" svg:font-family="'Khmer OS Siemreap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07:01:10.742854625</meta:creation-date>
    <meta:generator>LibreOffice/7.3.7.2$Linux_X86_64 LibreOffice_project/30$Build-2</meta:generator>
    <dc:date>2023-10-02T07:48:45.191890945</dc:date>
    <meta:editing-duration>PT47M17S</meta:editing-duration>
    <meta:editing-cycles>40</meta:editing-cycles>
    <meta:document-statistic meta:table-count="0" meta:image-count="0" meta:object-count="0" meta:page-count="4" meta:paragraph-count="72" meta:word-count="208" meta:character-count="3612" meta:non-whitespace-character-count="1845"/>
  </office:meta>
</office:document-meta>
</file>